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ir" svg:font-family="Calibir"/>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text-properties style:font-name="Calibri1" fo:font-size="11pt" fo:language="pt" fo:country="BR" style:font-size-asian="11pt" style:font-size-complex="11pt"/>
    </style:style>
    <style:style style:name="P2" style:family="paragraph" style:parent-style-name="Normal">
      <style:text-properties style:font-name="Calibri1" fo:font-size="11pt" fo:language="pt" fo:country="BR" officeooo:paragraph-rsid="001448d1" style:font-size-asian="11pt" style:font-size-complex="11pt"/>
    </style:style>
    <style:style style:name="P3" style:family="paragraph" style:parent-style-name="Normal">
      <style:text-properties style:font-name="Calibri1" fo:font-size="11pt" fo:language="pt" fo:country="BR" officeooo:paragraph-rsid="001473e1" style:font-size-asian="11pt" style:font-size-complex="11pt"/>
    </style:style>
    <style:style style:name="P4" style:family="paragraph" style:parent-style-name="Normal">
      <style:text-properties style:font-name="Calibri1" fo:font-size="11pt" fo:language="pt" fo:country="BR" officeooo:paragraph-rsid="0014ef4a" style:font-size-asian="11pt" style:font-size-complex="11pt"/>
    </style:style>
    <style:style style:name="P5" style:family="paragraph" style:parent-style-name="Normal">
      <style:text-properties style:font-name="Calibri1" fo:font-size="11pt" fo:language="pt" fo:country="BR" officeooo:paragraph-rsid="0015b37b" style:font-size-asian="11pt" style:font-size-complex="11pt"/>
    </style:style>
    <style:style style:name="P6" style:family="paragraph" style:parent-style-name="Normal">
      <style:text-properties style:font-name="Calibri1" fo:font-size="11pt" fo:language="pt" fo:country="BR" officeooo:paragraph-rsid="001a28fb" style:font-size-asian="11pt" style:font-size-complex="11pt"/>
    </style:style>
    <style:style style:name="P7" style:family="paragraph" style:parent-style-name="Normal">
      <style:text-properties style:font-name="Calibri1" fo:font-size="11pt" fo:language="pt" fo:country="BR" officeooo:paragraph-rsid="001c17fa" style:font-size-asian="11pt" style:font-size-complex="11pt"/>
    </style:style>
    <style:style style:name="P8" style:family="paragraph" style:parent-style-name="Normal">
      <style:text-properties style:font-name="Calibri1" fo:font-size="11pt" fo:language="pt" fo:country="BR" officeooo:rsid="00216330" officeooo:paragraph-rsid="00216330" style:font-size-asian="11pt" style:font-size-complex="11pt"/>
    </style:style>
    <style:style style:name="P9" style:family="paragraph" style:parent-style-name="Normal">
      <style:text-properties style:font-name="Calibri1" fo:font-size="11pt" fo:language="pt" fo:country="BR" officeooo:paragraph-rsid="0023192e" style:font-size-asian="11pt" style:font-size-complex="11pt"/>
    </style:style>
    <style:style style:name="P10" style:family="paragraph" style:parent-style-name="Normal">
      <style:text-properties style:font-name="Calibri1" fo:font-size="11pt" fo:language="pt" fo:country="BR" officeooo:rsid="002a4aec" officeooo:paragraph-rsid="002a4aec" style:font-size-asian="11pt" style:font-size-complex="11pt"/>
    </style:style>
    <style:style style:name="P11" style:family="paragraph" style:parent-style-name="Normal">
      <style:text-properties style:font-name="Calibri1" fo:font-size="11pt" fo:language="pt" fo:country="BR" officeooo:rsid="002d5f1b" officeooo:paragraph-rsid="002d5f1b" style:font-size-asian="11pt" style:font-size-complex="11pt"/>
    </style:style>
    <style:style style:name="P12" style:family="paragraph" style:parent-style-name="Normal">
      <style:text-properties style:font-name="Calibri1" fo:font-size="11pt" fo:language="pt" fo:country="BR" officeooo:rsid="002fd312" officeooo:paragraph-rsid="002fd312" style:font-size-asian="11pt" style:font-size-complex="11pt"/>
    </style:style>
    <style:style style:name="P13" style:family="paragraph" style:parent-style-name="Normal">
      <style:text-properties style:font-name="Calibri1" fo:font-size="11pt" fo:language="pt" fo:country="BR" officeooo:rsid="00320baa" officeooo:paragraph-rsid="00320baa" style:font-size-asian="11pt" style:font-size-complex="11pt"/>
    </style:style>
    <style:style style:name="P14" style:family="paragraph" style:parent-style-name="Normal">
      <style:text-properties style:font-name="Calibri1" fo:font-size="11pt" fo:language="pt" fo:country="BR" officeooo:rsid="00382825" officeooo:paragraph-rsid="00382825" style:font-size-asian="11pt" style:font-size-complex="11pt"/>
    </style:style>
    <style:style style:name="P15" style:family="paragraph" style:parent-style-name="Normal">
      <style:text-properties style:font-name="Calibri1" fo:font-size="11pt" fo:language="pt" fo:country="BR" officeooo:rsid="003ba617" officeooo:paragraph-rsid="003ba617" style:font-size-asian="11pt" style:font-size-complex="11pt"/>
    </style:style>
    <style:style style:name="P16" style:family="paragraph" style:parent-style-name="Normal">
      <style:text-properties style:font-name="Calibri1" fo:font-size="11pt" fo:language="pt" fo:country="BR" officeooo:rsid="004a616d" officeooo:paragraph-rsid="004a616d" style:font-size-asian="11pt" style:font-size-complex="11pt"/>
    </style:style>
    <style:style style:name="P17" style:family="paragraph" style:parent-style-name="Normal">
      <style:text-properties style:font-name="Calibri1" fo:font-size="11pt" fo:language="pt" fo:country="BR" officeooo:rsid="004c0ffe" officeooo:paragraph-rsid="004c0ffe" style:font-size-asian="11pt" style:font-size-complex="11pt"/>
    </style:style>
    <style:style style:name="P18" style:family="paragraph" style:parent-style-name="Normal">
      <style:text-properties style:font-name="Calibri1" fo:font-size="11pt" fo:language="pt" fo:country="BR" officeooo:rsid="004d2591" officeooo:paragraph-rsid="004d2591" style:font-size-asian="11pt" style:font-size-complex="11pt"/>
    </style:style>
    <style:style style:name="P19" style:family="paragraph" style:parent-style-name="Normal">
      <style:text-properties style:font-name="Calibri1" fo:font-size="11pt" fo:language="pt" fo:country="BR" officeooo:paragraph-rsid="0024aa91" style:font-size-asian="11pt" style:font-size-complex="11pt"/>
    </style:style>
    <style:style style:name="P20" style:family="paragraph" style:parent-style-name="Normal">
      <style:text-properties style:font-name="Calibri1" fo:font-size="11pt" fo:language="pt" fo:country="BR" officeooo:paragraph-rsid="002d5f1b" style:font-size-asian="11pt" style:font-size-complex="11pt"/>
    </style:style>
    <style:style style:name="P21" style:family="paragraph" style:parent-style-name="Normal">
      <style:text-properties style:font-name="Calibri1" fo:font-size="11pt" fo:language="pt" fo:country="BR" officeooo:paragraph-rsid="00334b41" style:font-size-asian="11pt" style:font-size-complex="11pt"/>
    </style:style>
    <style:style style:name="P22" style:family="paragraph" style:parent-style-name="Normal">
      <style:text-properties style:font-name="Calibri1" fo:font-size="11pt" fo:language="pt" fo:country="BR" officeooo:paragraph-rsid="0037d7ca" style:font-size-asian="11pt" style:font-size-complex="11pt"/>
    </style:style>
    <style:style style:name="P23" style:family="paragraph" style:parent-style-name="Normal">
      <style:text-properties style:font-name="Calibri1" fo:font-size="11pt" fo:language="pt" fo:country="BR" officeooo:rsid="00388a19" officeooo:paragraph-rsid="00388a19" style:font-size-asian="11pt" style:font-size-complex="11pt"/>
    </style:style>
    <style:style style:name="P24" style:family="paragraph" style:parent-style-name="Normal">
      <style:text-properties style:font-name="Calibri1" fo:font-size="11pt" fo:language="pt" fo:country="BR" officeooo:paragraph-rsid="004a0b55" style:font-size-asian="11pt" style:font-size-complex="11pt"/>
    </style:style>
    <style:style style:name="P25" style:family="paragraph" style:parent-style-name="Normal">
      <style:text-properties style:font-name="Calibri1" fo:font-size="11pt" fo:language="pt" fo:country="BR" officeooo:rsid="004d5aee" officeooo:paragraph-rsid="004d5aee" style:font-size-asian="11pt" style:font-size-complex="11pt"/>
    </style:style>
    <style:style style:name="P26" style:family="paragraph" style:parent-style-name="Normal">
      <style:text-properties style:font-name="Calibri1" fo:font-size="11pt" fo:language="pt" fo:country="BR" officeooo:rsid="004e5a24" officeooo:paragraph-rsid="004e5a24" style:font-size-asian="11pt" style:font-size-complex="11pt"/>
    </style:style>
    <style:style style:name="P27" style:family="paragraph" style:parent-style-name="Normal">
      <style:text-properties style:font-name="Calibri1" fo:font-size="11pt" fo:language="pt" fo:country="BR" officeooo:paragraph-rsid="004f1433" style:font-size-asian="11pt" style:font-size-complex="11pt"/>
    </style:style>
    <style:style style:name="P28" style:family="paragraph" style:parent-style-name="Normal">
      <style:text-properties style:font-name="Calibri1" fo:font-size="11pt" fo:language="pt" fo:country="BR" officeooo:paragraph-rsid="0050c13a" style:font-size-asian="11pt" style:font-size-complex="11pt"/>
    </style:style>
    <style:style style:name="P29" style:family="paragraph" style:parent-style-name="Normal">
      <style:text-properties style:font-name="Calibri1" fo:font-size="11pt" fo:language="pt" fo:country="BR" officeooo:rsid="0050c13a" officeooo:paragraph-rsid="0050c13a" style:font-size-asian="11pt" style:font-size-complex="11pt"/>
    </style:style>
    <style:style style:name="P30" style:family="paragraph" style:parent-style-name="Normal">
      <style:text-properties style:font-name="Calibri1" fo:font-size="11pt" fo:language="pt" fo:country="BR" officeooo:rsid="00520b6e" officeooo:paragraph-rsid="00520b6e" style:font-size-asian="11pt" style:font-size-complex="11pt"/>
    </style:style>
    <style:style style:name="P31" style:family="paragraph" style:parent-style-name="Normal">
      <style:text-properties style:font-name="Calibri1" fo:font-size="11pt" fo:language="pt" fo:country="BR" officeooo:rsid="00528078" officeooo:paragraph-rsid="00528078" style:font-size-asian="11pt" style:font-size-complex="11pt"/>
    </style:style>
    <style:style style:name="P32" style:family="paragraph" style:parent-style-name="Normal">
      <style:text-properties style:font-name="Calibri1" fo:font-size="11pt" fo:language="pt" fo:country="BR" officeooo:rsid="00537087" officeooo:paragraph-rsid="00537087" style:font-size-asian="11pt" style:font-size-complex="11pt"/>
    </style:style>
    <style:style style:name="P33" style:family="paragraph" style:parent-style-name="Normal">
      <style:text-properties style:font-name="Calibri1" fo:font-size="11pt" fo:language="pt" fo:country="BR" officeooo:rsid="005538db" officeooo:paragraph-rsid="005538db" style:font-size-asian="11pt" style:font-size-complex="11pt"/>
    </style:style>
    <style:style style:name="P34" style:family="paragraph" style:parent-style-name="Normal">
      <style:text-properties style:font-name="Calibri1" fo:font-size="11pt" fo:language="pt" fo:country="BR" officeooo:rsid="00561744" officeooo:paragraph-rsid="00561744" style:font-size-asian="11pt" style:font-size-complex="11pt"/>
    </style:style>
    <style:style style:name="P35" style:family="paragraph" style:parent-style-name="Normal">
      <style:text-properties style:font-name="Calibri1" fo:font-size="11pt" fo:language="pt" fo:country="BR" officeooo:rsid="001448d1" officeooo:paragraph-rsid="001448d1" style:font-size-asian="11pt" style:font-size-complex="11pt"/>
    </style:style>
    <style:style style:name="P36" style:family="paragraph" style:parent-style-name="Normal">
      <style:text-properties style:font-name="Calibri1" fo:font-size="11pt" fo:language="pt" fo:country="BR" officeooo:rsid="001473e1" officeooo:paragraph-rsid="001473e1" style:font-size-asian="11pt" style:font-size-complex="11pt"/>
    </style:style>
    <style:style style:name="P37" style:family="paragraph" style:parent-style-name="Normal">
      <style:text-properties style:font-name="Calibri1" fo:font-size="11pt" fo:language="pt" fo:country="BR" officeooo:rsid="0015b37b" officeooo:paragraph-rsid="0015b37b" style:font-size-asian="11pt" style:font-size-complex="11pt"/>
    </style:style>
    <style:style style:name="P38" style:family="paragraph" style:parent-style-name="Normal">
      <style:text-properties style:font-name="Calibri1" fo:font-size="11pt" fo:language="pt" fo:country="BR" officeooo:rsid="00199b26" officeooo:paragraph-rsid="00199b26" style:font-size-asian="11pt" style:font-size-complex="11pt"/>
    </style:style>
    <style:style style:name="P39" style:family="paragraph" style:parent-style-name="Normal">
      <style:text-properties style:font-name="Calibri1" fo:font-size="11pt" fo:language="pt" fo:country="BR" officeooo:rsid="001a28fb" officeooo:paragraph-rsid="001a28fb" style:font-size-asian="11pt" style:font-size-complex="11pt"/>
    </style:style>
    <style:style style:name="P40" style:family="paragraph" style:parent-style-name="Normal">
      <style:text-properties style:font-name="Calibri1" fo:font-size="11pt" fo:language="pt" fo:country="BR" officeooo:rsid="001dbbf9" officeooo:paragraph-rsid="001dbbf9" style:font-size-asian="11pt" style:font-size-complex="11pt"/>
    </style:style>
    <style:style style:name="P41" style:family="paragraph" style:parent-style-name="Normal">
      <style:text-properties style:font-name="Calibri1" fo:font-size="11pt" fo:language="pt" fo:country="BR" officeooo:rsid="004c0ffe" officeooo:paragraph-rsid="004c0ffe" style:font-size-asian="11pt" style:font-size-complex="11pt"/>
    </style:style>
    <style:style style:name="P42" style:family="paragraph" style:parent-style-name="Normal">
      <style:text-properties style:font-name="Calibri1" fo:font-size="11pt" fo:language="pt" fo:country="BR" officeooo:rsid="004d2680" officeooo:paragraph-rsid="004d2680" style:font-size-asian="11pt" style:font-size-complex="11pt"/>
    </style:style>
    <style:style style:name="P43" style:family="paragraph" style:parent-style-name="Normal">
      <style:text-properties style:font-name="Calibri1" fo:font-size="11pt" fo:language="pt" fo:country="BR" officeooo:rsid="00520b6e" officeooo:paragraph-rsid="00520b6e" style:font-size-asian="11pt" style:font-size-complex="11pt"/>
    </style:style>
    <style:style style:name="P44" style:family="paragraph" style:parent-style-name="Normal">
      <style:text-properties fo:color="#000000" loext:opacity="100%" style:font-name="Calibri1" fo:font-size="11pt" fo:language="pt" fo:country="BR" fo:font-weight="normal" officeooo:rsid="00537087" officeooo:paragraph-rsid="00537087" fo:background-color="#ffffff" style:font-size-asian="11pt" style:font-weight-asian="normal" style:font-size-complex="11pt" style:font-weight-complex="normal"/>
    </style:style>
    <style:style style:name="P45" style:family="paragraph" style:parent-style-name="Normal">
      <style:text-properties fo:color="#000000" loext:opacity="100%" style:font-name="Calibri1" fo:font-size="11pt" fo:language="pt" fo:country="BR" fo:font-weight="normal" officeooo:rsid="00561744" officeooo:paragraph-rsid="00561744" fo:background-color="#ffffff" style:font-size-asian="11pt" style:font-weight-asian="normal" style:font-size-complex="11pt" style:font-weight-complex="normal"/>
    </style:style>
    <style:style style:name="P46" style:family="paragraph" style:parent-style-name="Heading_20_1" style:master-page-name="MP0">
      <style:paragraph-properties style:page-number="auto" fo:break-before="page"/>
      <style:text-properties style:font-name="Calibri1" fo:font-size="11pt" fo:language="pt" fo:country="BR" officeooo:rsid="001448d1" style:font-size-asian="11pt" style:font-size-complex="11pt"/>
    </style:style>
    <style:style style:name="T1" style:family="text">
      <style:text-properties officeooo:rsid="001448d1"/>
    </style:style>
    <style:style style:name="T2" style:family="text">
      <style:text-properties officeooo:rsid="001473e1"/>
    </style:style>
    <style:style style:name="T3" style:family="text">
      <style:text-properties officeooo:rsid="0014ef4a"/>
    </style:style>
    <style:style style:name="T4" style:family="text">
      <style:text-properties officeooo:rsid="0015b37b"/>
    </style:style>
    <style:style style:name="T5" style:family="text">
      <style:text-properties officeooo:rsid="00172eb2"/>
    </style:style>
    <style:style style:name="T6" style:family="text">
      <style:text-properties officeooo:rsid="0017d17c"/>
    </style:style>
    <style:style style:name="T7" style:family="text">
      <style:text-properties officeooo:rsid="00199b26"/>
    </style:style>
    <style:style style:name="T8" style:family="text">
      <style:text-properties officeooo:rsid="001a28fb"/>
    </style:style>
    <style:style style:name="T9" style:family="text">
      <style:text-properties officeooo:rsid="001c17fa"/>
    </style:style>
    <style:style style:name="T10" style:family="text">
      <style:text-properties officeooo:rsid="001dbbf9"/>
    </style:style>
    <style:style style:name="T11" style:family="text">
      <style:text-properties officeooo:rsid="00216330"/>
    </style:style>
    <style:style style:name="T12" style:family="text">
      <style:text-properties officeooo:rsid="0023192e"/>
    </style:style>
    <style:style style:name="T13" style:family="text">
      <style:text-properties officeooo:rsid="002c37a4"/>
    </style:style>
    <style:style style:name="T14" style:family="text">
      <style:text-properties officeooo:rsid="002c5b4a"/>
    </style:style>
    <style:style style:name="T15" style:family="text">
      <style:text-properties officeooo:rsid="002cea72"/>
    </style:style>
    <style:style style:name="T16" style:family="text">
      <style:text-properties officeooo:rsid="002d5f1b"/>
    </style:style>
    <style:style style:name="T17" style:family="text">
      <style:text-properties officeooo:rsid="002fd312"/>
    </style:style>
    <style:style style:name="T18" style:family="text">
      <style:text-properties officeooo:rsid="00313063"/>
    </style:style>
    <style:style style:name="T19" style:family="text">
      <style:text-properties officeooo:rsid="00320baa"/>
    </style:style>
    <style:style style:name="T20" style:family="text">
      <style:text-properties officeooo:rsid="00334b41"/>
    </style:style>
    <style:style style:name="T21" style:family="text">
      <style:text-properties fo:color="#000000" loext:opacity="100%" fo:font-weight="normal" fo:background-color="#ffffff" loext:char-shading-value="0" style:font-weight-asian="normal" style:font-weight-complex="normal"/>
    </style:style>
    <style:style style:name="T22" style:family="text">
      <style:text-properties fo:color="#000000" loext:opacity="100%" fo:font-weight="normal" officeooo:rsid="00520b6e" fo:background-color="#ffffff" loext:char-shading-value="0" style:font-weight-asian="normal" style:font-weight-complex="normal"/>
    </style:style>
    <style:style style:name="T23" style:family="text">
      <style:text-properties fo:color="#000000" loext:opacity="100%" fo:font-weight="normal" officeooo:rsid="00334b41" fo:background-color="#ffffff" loext:char-shading-value="0" style:font-weight-asian="normal" style:font-weight-complex="normal"/>
    </style:style>
    <style:style style:name="T24" style:family="text">
      <style:text-properties fo:color="#000000" loext:opacity="100%" fo:font-weight="normal" officeooo:rsid="004895c1" fo:background-color="#ffffff" loext:char-shading-value="0" style:font-weight-asian="normal" style:font-weight-complex="normal"/>
    </style:style>
    <style:style style:name="T25" style:family="text">
      <style:text-properties fo:color="#000000" loext:opacity="100%" fo:font-weight="normal" officeooo:rsid="004a0b55" fo:background-color="#ffffff" loext:char-shading-value="0" style:font-weight-asian="normal" style:font-weight-complex="normal"/>
    </style:style>
    <style:style style:name="T26" style:family="text">
      <style:text-properties officeooo:rsid="00388a19"/>
    </style:style>
    <style:style style:name="T27" style:family="text">
      <style:text-properties officeooo:rsid="003d8032"/>
    </style:style>
    <style:style style:name="T28" style:family="text">
      <style:text-properties officeooo:rsid="003f9966"/>
    </style:style>
    <style:style style:name="T29" style:family="text">
      <style:text-properties officeooo:rsid="00431774"/>
    </style:style>
    <style:style style:name="T30" style:family="text">
      <style:text-properties officeooo:rsid="00450583"/>
    </style:style>
    <style:style style:name="T31" style:family="text">
      <style:text-properties officeooo:rsid="0046ceb5"/>
    </style:style>
    <style:style style:name="T32" style:family="text">
      <style:text-properties officeooo:rsid="004895c1"/>
    </style:style>
    <style:style style:name="T33" style:family="text">
      <style:text-properties fo:font-weight="normal" officeooo:rsid="0050c13a" style:font-weight-asian="normal" style:font-weight-complex="normal"/>
    </style:style>
    <style:style style:name="T34" style:family="text">
      <style:text-properties fo:font-weight="normal" officeooo:rsid="00334b41" style:font-weight-asian="normal" style:font-weight-complex="normal"/>
    </style:style>
    <style:style style:name="T35" style:family="text">
      <style:text-properties fo:font-weight="normal" officeooo:rsid="0033c9c7" style:font-weight-asian="normal" style:font-weight-complex="normal"/>
    </style:style>
    <style:style style:name="T36" style:family="text">
      <style:text-properties fo:font-weight="normal" officeooo:rsid="00343f5c" style:font-weight-asian="normal" style:font-weight-complex="normal"/>
    </style:style>
    <style:style style:name="T37" style:family="text">
      <style:text-properties fo:font-weight="normal" officeooo:rsid="00347f8c" style:font-weight-asian="normal" style:font-weight-complex="normal"/>
    </style:style>
    <style:style style:name="T38" style:family="text">
      <style:text-properties fo:font-weight="normal" officeooo:rsid="0037d7ca" style:font-weight-asian="normal" style:font-weight-complex="normal"/>
    </style:style>
    <style:style style:name="T39" style:family="text">
      <style:text-properties fo:font-weight="normal" officeooo:rsid="00382825" style:font-weight-asian="normal" style:font-weight-complex="normal"/>
    </style:style>
    <style:style style:name="T40" style:family="text">
      <style:text-properties fo:font-weight="normal" officeooo:rsid="004895c1" style:font-weight-asian="normal" style:font-weight-complex="normal"/>
    </style:style>
    <style:style style:name="T41" style:family="text">
      <style:text-properties officeooo:rsid="004a69cd"/>
    </style:style>
    <style:style style:name="T42" style:family="text">
      <style:text-properties officeooo:rsid="004c9797"/>
    </style:style>
    <style:style style:name="T43" style:family="text">
      <style:text-properties officeooo:rsid="004d2591"/>
    </style:style>
    <style:style style:name="T44" style:family="text">
      <style:text-properties officeooo:rsid="004d2680"/>
    </style:style>
    <style:style style:name="T45" style:family="text">
      <style:text-properties officeooo:rsid="004d5aee"/>
    </style:style>
    <style:style style:name="T46" style:family="text">
      <style:text-properties officeooo:rsid="004e5a24"/>
    </style:style>
    <style:style style:name="T47" style:family="text">
      <style:text-properties officeooo:rsid="004f1433"/>
    </style:style>
    <style:style style:name="T48" style:family="text">
      <style:text-properties officeooo:rsid="004f6dd5"/>
    </style:style>
    <style:style style:name="T49" style:family="text">
      <style:text-properties officeooo:rsid="0050c13a"/>
    </style:style>
    <style:style style:name="T50" style:family="text">
      <style:text-properties officeooo:rsid="00528078"/>
    </style:style>
    <style:style style:name="T51" style:family="text">
      <style:text-properties officeooo:rsid="00537087"/>
    </style:style>
    <style:style style:name="T52" style:family="text">
      <style:text-properties officeooo:rsid="00561744"/>
    </style:style>
    <style:style style:name="T53" style:family="text">
      <style:text-properties officeooo:rsid="003ba617"/>
    </style:style>
    <style:style style:name="T54" style:family="text">
      <style:text-properties officeooo:rsid="00243be8"/>
    </style:style>
    <style:style style:name="T55" style:family="text">
      <style:text-properties officeooo:rsid="0024aa91"/>
    </style:style>
    <style:style style:name="T56" style:family="text">
      <style:text-properties officeooo:rsid="002a2ac3"/>
    </style:style>
    <style:style style:name="T57" style:family="text">
      <style:text-properties officeooo:rsid="002a4aec"/>
    </style:style>
    <style:style style:name="T58" style:family="text">
      <style:text-properties officeooo:rsid="002e0ac0"/>
    </style:style>
    <style:style style:name="T59" style:family="text">
      <style:text-properties officeooo:rsid="002f8114"/>
    </style:style>
    <style:style style:name="T60" style:family="text">
      <style:text-properties officeooo:rsid="00598ced"/>
    </style:style>
    <style:style style:name="T61" style:family="text">
      <style:text-properties officeooo:rsid="005b45af"/>
    </style:style>
    <style:style style:name="T62" style:family="text">
      <style:text-properties officeooo:rsid="005cf168"/>
    </style:style>
    <style:style style:name="T63" style:family="text">
      <style:text-properties officeooo:rsid="005ec130"/>
    </style:style>
    <style:style style:name="T64" style:family="text">
      <style:text-properties officeooo:rsid="0060a373"/>
    </style:style>
    <style:style style:name="T65" style:family="text">
      <style:text-properties officeooo:rsid="006110ec"/>
    </style:style>
    <style:style style:name="T66" style:family="text">
      <style:text-properties officeooo:rsid="00616a6e"/>
    </style:style>
    <style:style style:name="T67" style:family="text">
      <style:text-properties officeooo:rsid="00636fa4"/>
    </style:style>
    <style:style style:name="T68" style:family="text">
      <style:text-properties officeooo:rsid="0063c6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utorial Assembly, Lição 1: Básico</text:h>
      <text:p text:style-name="P1"/>
      <text:p text:style-name="P35">[Slide Título]</text:p>
      <text:p text:style-name="P2"><text:span text:style-name="T1">Olá! Aqui é Matt Heffernan. Bem-vindo de volta ao meu canal. O vídeo de hoje será um pouco diferente de minhas demonstrações e tutoriais normais para tipos específicos de aplicações. Este é o primeiro episódio de uma série nova que procura desmistificar a linguagem de programação assembly para a família de proce</text:span><text:span text:style-name="T17">ss</text:span><text:span text:style-name="T1">adores 6502, e especificamente para o 65C02 encontrado no Commander X16. No meu envolvimento com a comunidade de retrocomputação, eu tenho visto muita apreensão quando se trata de fazer o salto de linguagens de alto nível como BASIC para ling</text:span><text:span text:style-name="T2">ua</text:span><text:span text:style-name="T1">gens nativas de computadores de 1s e 0s, expressa como linguagem assembly.</text:span></text:p>
      <text:p text:style-name="P2"><text:span text:style-name="T1">Esta série assumirá que você já tem alguma familiaridade com programação em uma linguagem de alto nível </text:span><text:span text:style-name="T2">e algum entendimento rudimentar de coisas como números hexadecimais e lógica Booleana. Se você não tem, eu recomendaria verificar os muitos víd</text:span><text:span text:style-name="T17">e</text:span><text:span text:style-name="T2">os e sites web que podem te iniciar nesses assuntos, e eu tenho alguns linkados no meu repositório GitHub que estão linkados na descrição abaixo.</text:span></text:p>
      <text:p text:style-name="P3">[Slide 2: <text:span text:style-name="T2">definição</text:span>]</text:p>
      <text:p text:style-name="P36">Então, o que exatamente é linguagem assembly? Todo processador tem uma, afinal de contas, cada um é usado em vários graus, por diferentes tipos de programadores, mas principalmente por quem precisa ter um controle de baixo nível sobre o hardware ou tem restrições rígidas de desempenho.</text:p>
      <text:p text:style-name="P3"><text:span text:style-name="T2">Uma linguagem assembly pode ser definida como “um conjunto legível de mne</text:span><text:span text:style-name="T12">m</text:span><text:span text:style-name="T2">ônicos que representam a linguagem de máquina de um processador”.</text:span></text:p>
      <text:p text:style-name="P4"><text:span text:style-name="T3">Mas o que é uma linguagem de máqu</text:span><text:span text:style-name="T4">i</text:span><text:span text:style-name="T3">na? É “o código binário que um processador executa da memória.”</text:span></text:p>
      <text:p text:style-name="P4"><text:span text:style-name="T3">Então, isso significa que um programa em linguagem assembly representa diretamente os 1s e 0s que vão para o processador e o dizem o que há para fazer. Enquanto linguagens como C ou Pascal podem ser compiladas para código de máquina, o resultado daquela compilação depende de como exatamente para qual código de máquina aquele programa será traduzido. Você até pode </text:span><text:span text:style-name="T4">compilar aquele código para processadores completamente diferentes como ARM ou x86, e ter códigos completamente diferentes.</text:span></text:p>
      <text:p text:style-name="P37">Mas linguagens assembly são para processadores específicos, e não podem ser simplesmente montados em códigos de máquina para famílias diferentes de processadores. Modelos diferentes de processadores da mesma família de processadores podem ter compatibilidade entre eles, com certos modelos tendo instruções mnemônicas únicas, mas geralmente tem um denominador <text:s/>menor de linguagem de máquina que pode ser executada por todos os modelos dentro da família e usar menmônicos assembly consistentes por eles. Isso nos permite usar o mesmo programa assembler para montar o código para múltiplos modelos de processador dentro da mesma família.</text:p>
      <text:p text:style-name="P37">[Slide 3: Montador]</text:p>
      <text:p text:style-name="P5"><text:span text:style-name="T4">Um assembler é um programa como um compilador que pega um programa assembly em arquivo de texto e </text:span><text:span text:style-name="T5">entrega um código de máquina binário. Aquele programa pode executar na plataforma </text:span><text:span text:style-name="T6">onde</text:span><text:span text:style-name="T5"> </text:span><text:soft-page-break/><text:span text:style-name="T5">você está programando, mas </text:span><text:span text:style-name="T6">frequentemente ela é uma máquina totalmente diferente (e mais avançada). Neste caso, você pode usar um cross-assembler. Já que apenas traduz mnemônicos <text:s/>em 1s e 0s, isso não importa que tipode computador isso ocorre. Assembly geralmente é um processo </text:span><text:span text:style-name="T7">bastante rápido, posteriormente veremos nesta série, como isso pode ser mais complicado.</text:span></text:p>
      <text:p text:style-name="P38">Para esta série, usaremos o assembler ca65, que é parte do conjunto de ferramentas de código aberto cc65. Ele pode executar em praticamente qualquer plataforma moderna, mas só gerará código de máquina para os processadores de máquina par aos processadores da família MOS Technologies 6502, e mesmo o processador híbrido 8/16 bits 65816 usado pelo Super Nintendo.Há muitos outros assembleres 6502 lá fora, e eles tem diferentes sintaxes para algumas coisas, mas os mnemônicas de <text:s/>instrução são os mesmos <text:s/>em quase todos eles para cumprir o padrão MOS original usado em assembleres desde o nascimento da família 6502 em meados da década de 1970.</text:p>
      <text:p text:style-name="P39">[Slide 4: Arquitetura 6502]</text:p>
      <text:p text:style-name="P6"><text:span text:style-name="T8">O 6502 (e suas variações) tem uma arquitetura extremamente simples, sobretudo para manter seu baixo custo. É anterior ao conceito moderno de um Conjunto Reduzido de Instruções, ou RISC, mas por necessidade tem um conjunto de instruções muito reduzido de qualquer maneira. É um processador de 8 bits, e realmente se compromete ao conceito por ter somente registradores de 8 bits, com exceção do seu contador de programa, que tem 16 bits por necessidade do chip ter um endereçamento de 16 bits. Se você já viu algum de meus vídeos do Atari 2600, </text:span><text:span text:style-name="T9">no entanto</text:span><text:span text:style-name="T8"> deve se lembrar que o 6507 tem somente um endereçamento de 13 bits </text:span>para reduzir ainda mais o custo, mas no que diz respeito à linguagem de máquina real, os endereços ainda têm 16 bits de largura.</text:p>
      <text:p text:style-name="P7"><text:span text:style-name="T9">O registrador que pode ser usado na maioria das vezes é o A, também conhecido como o Acumulador. Ele é o único registrador que pode realizar qualquer tipo de cálculo que não somente incremento ou decremento. A maioria dos dados de qualquer programa tem que passar pelo A para ser usado para qualquer coisa. In</text:span><text:span text:style-name="T17">s</text:span><text:span text:style-name="T9">truções que usam o A estão carregando um valor nele, modificando-o ou armazenando seus valor em outro registro ou endereço de memória.</text:span></text:p>
      <text:p text:style-name="P7"><text:span text:style-name="T9">Então também há os registradores de índice, X e Y. Você pode carregar e armazenar valores para <text:s/>deles, e incrementá-los e decrementá-los, mas apenas isso. Seu uso primário é para indexar através de arranjos na memória. Existem certos modos de endereçamento que somente funcionam com um deles, e </text:span><text:span text:style-name="T10">entraremos em detalhes em um vídeo posterior.</text:span></text:p>
      <text:p text:style-name="P40">O outro registrador que você deve estar ciente enquanto programar é o Registrador de Status, também conhecido como SR ou P (de Status do processador), dependendo do contexto. Você não pode usá-lo como um registrador de 8 bits, de fato apenas 7 bits são usados na maioria dos chips na família. Preferivelmente, você lida com cada bit independentemente como eles são todos flags de estado que tem certos significados e comportamentos. Que também estão em outro vídeo.</text:p>
      <text:p text:style-name="P8">Os outros registadores são tratadas mais ou menos automaticamente na maioria dos programas. Eu já mencionei o Contador de Programa, ou PC (Program Counter), que mantém a trilha dos endereços de memória da instrução atual para executar. O processador atualiza automaticamente o Contador de Programa depois de executar cada instrução, que então será alterada para a próxima instrução na memória, ou saltar para uma parte diferente da memória dependendo da instrução e seu resultado.</text:p>
      <text:p text:style-name="P9"><text:span text:style-name="T11">Finalmente, existe a pilha de ponteiro, SP (Stack Pointer) ou simplesmente S para encurtar, </text:span>que na verdade tem apenas 8 bits, já que a pilha de memória deve estar contida em uma única página de <text:soft-page-break/>memória de 256 bytes começando em hex 0100. <text:span text:style-name="T12">esta é apenas um dos muitos, muitos fatores limitantes do software para o 6502, e um grande motivo porque a linguagem assembly é a melhor opção para desenvolvimento sério em plataformas nesta família.</text:span></text:p>
      <text:p text:style-name="P9">[Slide 5: <text:span text:style-name="T12">Sintaxe dos Mnemônicos</text:span>]</text:p>
      <text:p text:style-name="P19"><text:span text:style-name="T12">Assim como todos os computadores convencionais, o 6502 executa código como uma série de instruções em memória. Como todos os microproce</text:span><text:span text:style-name="T53">s</text:span><text:span text:style-name="T12">sadores da geração de 8-bits, ele pode executar somente uma instrução de cada vez, e então move-se para a próxima instrução baseado em endereços no Contador de Programa depois da última instrução executada. Instruções 6502 têm entre 1 e 3 bytes, com o primeiro byte sendo o Código Operador, ou opcode, para encurtar. Cada opcode tem um tamanho fixo de número de bytes que será imediatamente seguido na memória que o processador precisará ler para executar a instrução. Instruções que somente consistem do opcode também são conhecidos como implícitos, </text:span><text:span text:style-name="T54">significa que elas não têm operando no código que afeta seu comportamento. Outros opcodes farão com que o processador faça algo com aqueles um ou dois bytes seguintes. </text:span>Operandos de um byte serão valores imediatos de 8 bits ou endereços da página zero, <text:span text:style-name="T54">que é o primeiro espaço de 256 bytes da memória onde os 8 bits maiores do endereço são todos zero. </text:span><text:span text:style-name="T55">O 6502 pode usar a página zero para fins especiais que muitas vezes requerem menos ciclos para executar do que acessar dados de um endereço completo de 16 bits. Operandos de dois bytes sempre serão endereços acima da página zero de onde a instrução está tanto carregando ou onde está armazenando dados.</text:span></text:p>
      <text:p text:style-name="P19"><text:span text:style-name="T55">Os mnemônicos do assembly 6502 simplificam a especificação destes opcode</text:span><text:span text:style-name="T56">s</text:span><text:span text:style-name="T55"> usando a mesma abreviatura de instruções de três letras para opcodes que fazem o mesmo tipo de operação. Por exemplo, toda as as instruções são carregadas em a usando abreviação LDA, mas </text:span><text:span text:style-name="T56">estes podem ser traduzidos para qualquer dos 8 opcodes diferentes para carregar A com algum valor usando diferente modos de endereçamento. É aí onde a sintaxe do operando entra. O assembler será capaz de determinar o opcode baseado na sintaxe que ele verá a seguir no nome da instrução. Se você não tem operando depois de LDA, o assembler falhará e reportará um erro que você especificou um modo de endereçamento inválido. E está correto: LDA não pode <text:s/>ser usado implicitamente. Ele não tem significado </text:span><text:span text:style-name="T57">em simplesmente carregar A. carregar A com quê? Você precisa ter um operando que é formatado usando o opcode correto e então o operando correto de 1 ou 2 bytes parar completar a instrução de linguagem de máquina.</text:span></text:p>
      <text:p text:style-name="P10">Aqui vemos a instrução LDA #1, que significa carregar imediatamente o valor 1 em A. Isto <text:span text:style-name="T13">será traduzido para os bytes hexadecimais A9 01. A9, ou em binário 10101001, é </text:span><text:span text:style-name="T14">o opcode para o modo de endereçamento imediato para LDA. Isto sempre será seguido </text:span><text:span text:style-name="T15">por um único </text:span><text:span text:style-name="T14">byte </text:span><text:span text:style-name="T15">contendo o valor para carga, neste caso 1. Antes das linguagens assembly, instruções como esta eram feitas em cartões perfurados, algumas vezes exigindo do programador perfurar um bit por vez. Mnemônicos de linguagem assembly tornam muito mais fácil para programar sem ter que memorizar todos os diferentes opcodes ou ter que formatar todos os operandos para binário. Você somente tem que lembrar as abreviaturas das instruções e os modos de endereçamento </text:span><text:span text:style-name="T16">que estão disponíveis para elas, o que geralmente faz sentido. Certos processadores na família 6502 tem instruções adicionais e modos de endereçamento para instruções comuns representando todos os diferentes opcodes disponíveis, e aqueles podem ser lembrados facilmente. Mas uma boa referência é absolutamente necessária para ter á disposição! Você pode encontrar alguns no link do repositório do GitHub na descrição.</text:span></text:p>
      <text:p text:style-name="P11"><text:soft-page-break/>[Slide 6 – Programa]</text:p>
      <text:p text:style-name="P20"><text:span text:style-name="T16">Agora vamos finalizar este programa fazendo algo com este novo valor no acumulador. Neste ponto poderíamos fazer alguns cálculos, adicionando ou subtraindo algum valor da memória, ou talvez deslocando os bits no registrador ou fazendo algum tipo de aritmética Booleana como AND ou OR bit a bit com algum valor. Mas neste caso faremos a operação </text:span><text:span text:style-name="T58">matemática</text:span><text:span text:style-name="T16"> mais simples </text:span><text:span text:style-name="T58">que podemos fazer no 65C02: incremento. Note que outros processadores como o 6502 original ou o 6507 não permite isso com o acumulador. Para isto você precisa adicionar 1, que requer um montante de memória e tempo. Mas para o 65C02 nós podemos usar apenas a instrução INC sem um operando, que é traduzida para o opcode 1A, que não é um opcode válido para o 6502 original. Se você fosse executar isto em um processador que são suporte esta operação, o comportamento pode não ser definido e pode fazer com que o programa trave. <text:s/>No entanto, o X16 tem o 65C02, então ele simplesmente incrementará A, mudando o seu valor para 2. Nenhum acesso á memória é solicitado para isto, </text:span><text:span text:style-name="T59">então é muito rápido e usa apenas um único byte de código.</text:span></text:p>
      <text:p text:style-name="P12">Agora que nós temos esse novo valor calculado, precisamos fazer algo com ele. Neste caso, vamos <text:span text:style-name="T19">escrevê</text:span><text:span text:style-name="T18">-lo em um local na memória de acesso aleatório, ou RAM, isso significa que podemos escrever </text:span><text:span text:style-name="T19">do nosso programa e lê-lo de volta a qualquer hora. Aqui nós estamos usando o endereço hexadecimal 1000, que deve ser o mesmo decimal 4096, ou 4 kilobytes a partir do topo da memória. Esta parte do espaço da memória está disponível como RAM no X16, mas não necessariamente em todos os sistemas da família 6502. Este endereço também pode conter código executável, neste caso, em geral, escrever ali deve ser ruim. Certamente não estou cobrindo código auto-modificável neste episódio!</text:span></text:p>
      <text:p text:style-name="P13">Mas em nosso caso, vamos colocar este código onde ele pode ser executado a partir do prompt do BASIC, <text:span text:style-name="T20">o que</text:span> significa que o endereço hexadecimal 1000 <text:span text:style-name="T20">estará muit</text:span><text:span text:style-name="T68">o </text:span><text:span text:style-name="T20">além da parte executável de nosso código.</text:span> <text:s/><text:span text:style-name="T20">Veremos como isso funciona em breve.</text:span></text:p>
      <text:p text:style-name="P21"><text:span text:style-name="T20">Então, para escrever este valor para a RAM usaremos a instrução STA $1000. STA é a abreviação para Store A, e neste caso estamos usando um endereço direto, ele será traduzido para o opcode 8D. Perceba que denotamos um valor hexadecimal em nosso operando com um sinal de cifrão. </text:span><text:span text:style-name="T23">Isso poderia ter sido feito sem o cifrão usando o valor de endereço decimal 4096, mas geralmente usamos hexadecimal para endereços, pois torna mais fácil ver em qual pág</text:span><text:span text:style-name="T34">ina de memória está. </text:span><text:span text:style-name="T35">Neste caso, vamos escrever no mais alto da página hexadecimal 10, ou na 16ª página depois da página zero. Se você quiser <text:s/>usar binário para operandos, você pode usar o símbolo de percentual em vez do cifrão, mas fica meio absurdo para um endere</text:span><text:span text:style-name="T36">ço de 16 bits. Você pode escrever absolutamente esta instrução como STA %0001000000000000 se você realmente quiser, mas geralmente binário é usado somente para valores imediatos de 8 bits.</text:span></text:p>
      <text:p text:style-name="P22"><text:span text:style-name="T36">Você também notará que o operando STA não tem um símbolo de cardinal como a instrução LDA. Isto é porque estamos usando o modo de endereçamento direto, e a cerquilha denota o modo imediato. STA não suporta o modo imediato porque ele não faz sentido. Você não pode armazenar um valor em outro valor, ele precisa ser armazenado em um local. Então, qualquer operando para o STA tem que resolver algum tipo de endereço. Para endereçamento direto, a sintaxe é </text:span><text:span text:style-name="T37">apenas</text:span><text:span text:style-name="T36"> o endereço, em qualquer </text:span><text:span text:style-name="T37">base que você quiser usar em seu código assembly, que geralmente significa hexadecimal, portanto, apenas um cifrão. Entretanto, </text:span><text:span text:style-name="T38">ter um acesso direto simplesmente não é o suficiente para determinar qual opcode é usado. O 6502 tem opcodes diferentes para acesso direto para a página zero e para o restante da memória. Como o hexadecimal 1000 não está na página zero, o opcode hexadecimal 8D é usado, </text:span><text:soft-page-break/><text:span text:style-name="T38">seguido por um endereço de 16 bits. Já que a família 6502 é little-endian (mais sobre isso em outro episódio), os bytes do endereço estão invertidos em relação ao que você espera na instrução. Então, a instrução em hexadecimal <text:s/>de código de máquina completa <text:s/>é 8D 00 10. Se armazenamos o valor em um endereço na página zero, podemos usar o opcode A5 seguido por um endereço de um byte. Isso apareceria no código como STA $10, sem o byte mais significativo para o endereço </text:span><text:span text:style-name="T39">já que é implicitamente zero. O fato de ter um byte a menos para carregar em tempo de execução, a instrução de página zero executa mais rápido, o que pode ser desejável para um desempenho apertado.</text:span></text:p>
      <text:p text:style-name="P14">[Slide 7 – Mangueira de incêndio]</text:p>
      <text:p text:style-name="P14">Ufa, isso foi muita coisa! Eu sei que isso mais parece uma grande mangueira de incêndio de informação para explicar um simples programa de três instruções com 6 bytes. Mas <text:s/>isto é o básico para todos a programação assembly. Você precisa acompanhar o que está sendo armazenado no acumulador todo o tempo e ter certeza que o valor seja armazenado onde precisa ir depois de ser finalmente calculado. Veremos como você usa os registradores de índice e os diferentes modos de endere<text:span text:style-name="T26">ç</text:span>amento para fazer isso em episódios posteriores, mas, por enquanto, vamos <text:span text:style-name="T26">preparar </text:span>este programa para ser executado.</text:p>
      <text:p text:style-name="P23">[Corta para o Atom]</text:p>
      <text:p text:style-name="P15">Aqui vemos nosso código em um editor de textos. Eu prefiro usar o Atom, mas você pode usar qualquer editor que quiser, mesmo o vi ou o Notepad, o que for melhor para você. De imediato você deve notar que há um monte de coisas em cima e outra instrução abaixo do nosso código. Se você viu meu vídeo “Hello, c65”, você reconhecerá o que tem no topo. <text:span text:style-name="T27">Este <text:s/>é o cabeçalho necessário pelo ca65 para tornar um programa executável a partir do prompt do BASIC. Primeiro, precisamos especificar nosso endereço inicial, que é o hexadecimal 080D. Este é o endereço especial, mágico no X16. OK, não é realmente mágico, mas parece ser até você entender o que está acontecendo. Quando você ligar nosso programa com o <text:s/>o cl65, na verdade ele cria um arquivo que é carregado para o endereço 0801 e coloca algo parecido com bytes aleatórios no início do nosso código de máquina. </text:span><text:span text:style-name="T28">Isto é </text:span><text:span text:style-name="T31">B</text:span><text:span text:style-name="T28">ASIC tokenizado para SYS 2061 mais 3 bytes </text:span><text:span text:style-name="T29">preenchidos com zero, e então seu código de máquina pode começar a realmente,</text:span><text:span text:style-name="T28"> que terminará no hex 080D, que é 2.061 </text:span><text:span text:style-name="T30">em</text:span><text:span text:style-name="T28"> decimal.</text:span></text:p>
      <text:p text:style-name="P24"><text:span text:style-name="T31">Então, temos que começar com .org $080D que marcará que o início do nosso código </text:span><text:span text:style-name="T32">começa aqu</text:span><text:span text:style-name="T40">i, </text:span><text:span text:style-name="T24">então temos que passar por todos os segmentos necessários que estão na configuração padrão X16 para ca65. Estamos realmente “colocando coisas” no segmento CODE, então podemos simplesmente passar por STARTUP, INIT e ONCE, que são apenas marcadores arbitrários, de qualquer maneira. Então você verá um rótulo seguido por “dois-pontos” : start. Isto realmente não é necessário, mas é legal ter um rótulo que você pode referenciar depois no código que aponta o início da execução. </text:span><text:span text:style-name="T25">Entraremos mais nos rótulos em episódios posteriores, então, por enquanto, vejamos como se parece nosso código.</text:span></text:p>
      <text:p text:style-name="P24"><text:span text:style-name="T24">O estilo geral </text:span><text:span text:style-name="T25">para o ca65 é ter instruções antecedidas por três espaços e rótulos que devem estar no início da linha. Isto não é um requisito estrito, mas é mais fácil para os olhos, especialmente quando você tem muitos rótulos, loops, dados e outras coisas.</text:span></text:p>
      <text:p text:style-name="P16">Mas aqui temos apenas código, essas três instruções que já repassamos, seguidas de uma nova: RTS. É a abreviação para Return from Subroutine, que é traduzida para o opcode hexadecimal 60. Quando o interpretador BASIC faz uma chamada de sistema (SYS call), ele retorna para o endereço que na verdade será colocado na pilha, então o RTS fará o processador retirar esse endereço da pilha e colocá-lo de volta no contador de programa e o controle será entregue ao interpretador de código BASIC na ROM. <text:soft-page-break/><text:span text:style-name="T41">Esse</text:span> endereço da ROM <text:span text:style-name="T41">será colocado na pilha, então o RTS fará o processador puxar aquele endereço da pilha e colocá-lo de volta no Contador de Programa e o controle será entregue ao BASIC.</text:span></text:p>
      <text:p text:style-name="P17">Claro, você pode definir suas própria<text:span text:style-name="T45">s</text:span> sub-rotinas em assembly e aumentar a pilha que um RTS voltará para o seu código e manter seu programa rodando, mas isso será outro episódio.</text:p>
      <text:p text:style-name="P17">Por enquanto, vamos em frente e executar este programa.</text:p>
      <text:p text:style-name="P17">[Corta para o terminal]</text:p>
      <text:p text:style-name="P17">primeiro, precisamos construí-lo. Precisamos ter um arquivo PRG para o programa executável para carregar pelo BASIC e também seria legal ter uma listagem de código de máquina para ajudar na depuração. Então, usaremos o linkador cl65, cl65. Já tenho todos os binários das ferramentas cc65 em meu path, então eu já posso chamá-lo diretamente do diretório onde eu tenho meu código. Se você não tem o cc65 instalado <text:span text:style-name="T42">como este, verifique as instruções no GitHub que eu linkei na descrição. Então os argumentos que eu preciso para o cl65 são primeiro para especificar o sistema alvo, que eu faço isso com “-t cx16”, que significa que o assembler e o linker usarão a configuração padrão para o Commander X16. Ele também suporta outros alvos, como o Commodore 64 e o Nintendo Entertainment System, e se certificará que você está usando apenas opcodes que são suportados para o processador do sistema. Se eu usasse o INC sem um operando para um programa C64, o assembler teria um erro, visto que </text:span><text:span text:style-name="T43">o modo de endereçamento implícito do acumulador não é suportado para INC no 6510.</text:span></text:p>
      <text:p text:style-name="P18">Os próximos argumentos que precisamos são para especificar nossos artefatos desejados. Primeiro o arquivo prg, que eu posso fazer com “-o eXAMPLE.PRG”, que significa que nosso arquivo de saída principal será chamado EXAMPLE.PRG. Como estou executando Linux, preciso ter certeza que todos os nomes de arquivos que eu usarei com o emulador X16 estão em letras maíusculas. Então eu especifico a listagem de código da minha máquina com “-l example.list”. Agora o resto dos argumentos podem ser a lista de arquivos de linguagem assembly, mas eu tenho apenas um: loadstore.asm. Eu gosto de usar a extensão .asm para fontes assembly, mas você pode usar .s ou qualquer outra que goste.</text:p>
      <text:p text:style-name="P42">Então vamos deixar isto executar e você pode ver que ele finaliza quase imediatamente. Este é um programa muito pequeno e estou montando-o em um computador moderno e muito rápido. Tendo um monte de código e linkando individualmente arquivos de montagem pode fazer o assembly e a ligação tomar uma quantidade apreciável de tempo, mas raramente mais que uns poucos segundos em um computador moderno.</text:p>
      <text:p text:style-name="P25"><text:span text:style-name="T44">S</text:span>e fizermos uma listagem de diretório podemos ver os dois novos artefatos que especificamos, e um adicional pelo qual não perguntamos: loadstore.o. Este é um arquivo objeto linkável para cc65, e você pode linkar código assembly ou C adicional com ele, como eu fiz em meu vídeo “Hello, cc65”. Mas por enquanto, vamos ignorar aquele arquivo e apenas dar uma olhada nos únicos que queríamos. <text:span text:style-name="T46">Primeiro daremos uma olhada na listagem.</text:span></text:p>
      <text:p text:style-name="P26"><text:span text:style-name="T46">A</text:span>qui podemos ver o programa de linguagem de máquina começa no hexadecimal 080D como especificamos no fonte do código, e então o endereço inicial para cada instrução e os opcodes hexadecimais e operandos que esperamos. Entre o endereço e o código de máquina você verá uma coluna de 1s. Esta é a profundidade de include, e veremos isso em outro episódio. Por enquanto, não usaremos nenhum arquivo de include, então nossa profundidade será sempre 1.</text:p>
      <text:p text:style-name="P26"><text:soft-page-break/>Agora, vamos dar uma olhada no arquivo PRG corrente que vamos carregar. Os dois primeiros bytes são o endereço de carga, que também é little-endian, então iniciando com o hexadecimal 0108 significa que os dados serão carregados na RAM começando a partir do terceiro byte iniciando no hexadecimal 0801. Então você verá o hexadecimal 0Bs08. Isto é outro endereço little-endian: hexadecimal 080B, <text:span text:style-name="T47">que é onde a próxima instrução BASIC deve ser colocada na RAM. Mas, não teremos outra instrução BASIC, apenas nosso código de máquina, então ele termina apenas apontando para aqueles três 0s de preenchimento, que indica o fim de um programa BASIC.</text:span></text:p>
      <text:p text:style-name="P27"><text:span text:style-name="T47">Indo adiante, temos o endereço hexadecimal 2003, que é outro valor little-endian, mas desta vez para o número de </text:span><text:span text:style-name="T48">linha, q ue é 800, ou o hexadecimal 0320. Então vemos o hexadecimal 93, que é o código token para SYS, que ajuda a fazer o BASIC tokenizado mais compacto que escrever S-Y-S e então analisá-lo em tempo de execução. Então temos o argumento para SYS, que é o número decimal 2061 codificado para PETSCII. E </text:span><text:span text:style-name="T49">isso é para o BASIC tokenizado. Como veremos, isto deve gerar uma listagem de “800 SYS 2061”, mas nosso código de máquina está longe de ser visto nesta listagem. Ele está escondido no hexadecimal 080D, onde o interpretador BASIC não pode vê-lo.</text:span></text:p>
      <text:p text:style-name="P28"><text:span text:style-name="T49">Então, em nosso arquivo PRG nós vemos o preenchimento e então mesmo código de máquina que vimos na listagem, </text:span><text:span text:style-name="T33">começando com A901 para nosso LDA #1 e terminando com o hexadecimal 60 para nosso RTS. E é isso: </text:span><text:span text:style-name="T21">um arquivo colossal de 21 bytes que carregará 19 bytes na RAM para executar 7 bytes de código de máquina. </text:span></text:p>
      <text:p text:style-name="P29"><text:span text:style-name="T21">Agora vamos executar isso em nosso emulador. Vamos chamá-lo (novamente, tenho o binário em meu path, também, e tenho instruções de como linká-lo na descrição para ajudar você com isso) com a opção -debug, que habilitará o depurador embutido. </text:span><text:span text:style-name="T22">Isso nos permitirá ver nosso código na RAM e visualizar o estado da memória antes e depois da execução do programa.</text:span></text:p>
      <text:p text:style-name="P30">[Cortar para o Emulador X16]</text:p>
      <text:p text:style-name="P30">Agora podemos carregar nosso programa do sistema de arquivo de nosso computador com um simples LOAD “EXAMPLE.PRG”, e isto irá colocar a carga do arquivo na memória no endereço 0801, como esperado. Podemos verificar isto pressionando a <text:span text:style-name="T65">t</text:span>ecla F12 para abrir o depurador. Aqui podemos ver o estado atual dos registradores do processador e o disassembly <text:s/>do código que está sendo execut<text:span text:style-name="T67">a</text:span>do atualmente com a instrução no espaço de memória do X16, executando o interpretador BASIC. <text:s/>Ele está simplesmente aguardando que digitemos outro comando BASIC, mas primeiro, vamos fuçar um pouco mais no depurador.</text:p>
      <text:p text:style-name="P30"><text:span text:style-name="T50">D</text:span>igitando um D para “disassembly” seguido por um endereço hexadecimal <text:span text:style-name="T50">mudará a janela do disassembly para iniciar em um endereço diferente, e neste caso queremos o começo do nosso código de máquina no 080D. Agora podemos ver nosso assembly original “disassemblado” usando os mesmos mnemônicos que usamos para escrevê-los no primeiro lugar. Você notará que a instr</text:span><text:span text:style-name="T62">u</text:span><text:span text:style-name="T50">ção INC usa uma sintaxe ligeiramente diferente, explicitamente fazendo A o operando em ves de um endereço. Mas não podemos ver o próprio código de máquina, então vamos em fr</text:span><text:span text:style-name="T66">es</text:span><text:span text:style-name="T50">nte e despejar a memória bruta abaixo. Podemos fazer isto digitando um M para memória seguido por um endereço hexadecimal de onde iniciaremos a janela de despejo. Vamos com 0800 então podemos ver o BASIC tokenizado, também, inician</text:span><text:span text:style-name="T60">d</text:span><text:span text:style-name="T50">o em 0801.</text:span></text:p>
      <text:p text:style-name="P31">E aqui está, <text:span text:style-name="T51">exatamente </text:span>como vimos no terminal de nosso computador, mas agora <text:span text:style-name="T51">memória</text:span> na RAM do emula<text:span text:style-name="T60">d</text:span>or <text:span text:style-name="T51">no endereço pretendido. O interpretador BASIC e</text:span><text:span text:style-name="T61">s</text:span><text:span text:style-name="T51">pera o programa </text:span><text:span text:style-name="T64">B</text:span><text:span text:style-name="T51">ASIC atual iniciar no </text:span><text:soft-page-break/><text:span text:style-name="T51">endereço 0801, e nosso programa então executa código de máquina no decimal 2061, ou no 080D hexadecimal.</text:span> </text:p>
      <text:p text:style-name="P32">Agora, vamos verificar a memória que nosso código irá modificar, no hexadecimal 1000. aqui podemos ver que ele inicia com um zero, seguido um mar sem-fim de mais zeros. Nosso programa deve mudar este primeiro zero para um 2, então vamos voltar para o prompt BASIC e testá-lo. Podemos fazer isso apertan<text:span text:style-name="T63">d</text:span>o a tecla F5.</text:p>
      <text:p text:style-name="P32">OK, agora vamos executar nosso programa. Podemos nós mesmos fazer o SYS 2061, mas como podemos ver com um rápido comando LIST que o programa BASIC atual está fazendo justamente isso, então vamos apenas executá-lo com RUN.</text:p>
      <text:p text:style-name="P44">Bem, isso foi bastante monótono. Funcionou? Vamos verificar o depurador para ver.</text:p>
      <text:p text:style-name="P33">Apertando a tecla F12 novamente mostra que a janela de despejo de nossa memória irá iniciar no hexadecimal 1000 e agora aquel 2 está lá onde supostamente deveria estar. Para verificá-lo mais convencionalmente, podemos voltar para o BASIC com F5 e usar o comando PEEK no endereço. Com um simples comando PRINT, podemos mostrar que o valor é 2 de fato, que felizmente é o mesmo em decimal e hexadecimal, tornando esta ver<text:span text:style-name="T60">i</text:span>ficação manual muito mais fácil.</text:p>
      <text:p text:style-name="P33">Então isto é mais longe que fomos hoje. Espero que tenha achado isso informativo e útil, e não demais para fazer tudo de uam vez. Como pode ver logo abaixo o código não muito complicado, você <text:span text:style-name="T52">precisa apenas se familiarizar coma mecânica de escrever, montar, carregar e executar o programa.</text:span></text:p>
      <text:p text:style-name="P34">Podemos fazer a mesma coisa no BASIC com um simples comando POKE $1000,2, mas e daí? Bem, veremos em episódios mais à frente como programa em linguagem assembly pode abrir um mundo inteiro de possibili<text:span text:style-name="T60">d</text:span>ade com o X16 assim como com outros sistemas retrôs.</text:p>
      <text:p text:style-name="P34">Se você não quer érder o próximo episódio, tenha certeza de se inscrever em meu canal e clicar no sino para ser notificado quando sair qualquer um de meus vídeos. Por favor verifique o repositório que eu tenho linkado para este tutorial no GitHub na descrição e dê uma chance para você mesmo. Eu te prometo que não é tão doloroso! No link do repositório você encontrará mais links para leitura avançada para ajudar a expandir alguns <text:s/>dos conceitos que falei aqui.</text:p>
      <text:p text:style-name="P45">De qualquer forma, obrigado, e falarei com você novamente em breve. Tcha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ir" svg:font-family="Calibir"/>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0-12-09T21:41:00Z</meta:creation-date>
    <dc:date>2021-06-19T21:16:34.503190674</dc:date>
    <meta:editing-cycles>77</meta:editing-cycles>
    <meta:editing-duration>P1DT12H9M23S</meta:editing-duration>
    <meta:document-statistic meta:table-count="0" meta:image-count="0" meta:object-count="0" meta:page-count="8" meta:paragraph-count="61" meta:word-count="4560" meta:character-count="27291" meta:non-whitespace-character-count="22771"/>
    <meta:template xlink:type="simple" xlink:actuate="onRequest" xlink:title="" xlink:href="../../../../x16-assembly-tutorial/Lesson1/Lesson1_Script.odt/Normal.dotm"/>
  </office:meta>
</office:document-meta>
</file>